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12.85cm" style:rel-column-width="32767*"/>
    </style:style>
    <style:style style:name="Table1.B" style:family="table-column">
      <style:table-column-properties style:column-width="12.85cm" style:rel-column-width="32768*"/>
    </style:style>
    <style:style style:name="Table1.A1" style:family="table-cell">
      <style:table-cell-properties fo:padding="0.097cm" fo:border="none"/>
    </style:style>
    <style:style style:name="P1" style:family="paragraph" style:parent-style-name="Text_20_body">
      <style:text-properties officeooo:rsid="0002b8a9" officeooo:paragraph-rsid="0002b8a9"/>
    </style:style>
    <style:style style:name="P2" style:family="paragraph" style:parent-style-name="Title">
      <loext:graphic-properties draw:fill="solid" draw:fill-color="#ff99ff"/>
      <style:paragraph-properties fo:background-color="#ff99ff" style:writing-mode="page"/>
      <style:text-properties officeooo:paragraph-rsid="0006c738"/>
    </style:style>
    <style:style style:name="P3" style:family="paragraph" style:parent-style-name="Heading_20_1">
      <style:text-properties officeooo:rsid="0002b8a9" officeooo:paragraph-rsid="0002b8a9"/>
    </style:style>
    <style:style style:name="P4" style:family="paragraph" style:parent-style-name="Heading_20_1">
      <style:text-properties officeooo:rsid="000fd67a" officeooo:paragraph-rsid="000fd67a"/>
    </style:style>
    <style:style style:name="P5" style:family="paragraph" style:parent-style-name="Text_20_body" style:list-style-name="L1">
      <style:text-properties officeooo:paragraph-rsid="0012393a"/>
    </style:style>
    <style:style style:name="P6" style:family="paragraph" style:parent-style-name="Text_20_body" style:list-style-name="L1">
      <style:text-properties officeooo:paragraph-rsid="000fd67a"/>
    </style:style>
    <style:style style:name="P7" style:family="paragraph" style:parent-style-name="Text_20_body" style:list-style-name="L1">
      <style:text-properties officeooo:rsid="0012393a" officeooo:paragraph-rsid="0012393a"/>
    </style:style>
    <style:style style:name="P8" style:family="paragraph" style:parent-style-name="Text_20_body" style:list-style-name="L1">
      <style:text-properties officeooo:rsid="000c26d6" officeooo:paragraph-rsid="000c26d6"/>
    </style:style>
    <style:style style:name="P9" style:family="paragraph" style:parent-style-name="Text_20_body" style:list-style-name="L2">
      <style:text-properties officeooo:paragraph-rsid="0012393a"/>
    </style:style>
    <style:style style:name="P10" style:family="paragraph" style:parent-style-name="Text_20_body" style:list-style-name="L3">
      <style:text-properties officeooo:paragraph-rsid="0012393a"/>
    </style:style>
    <style:style style:name="T1" style:family="text">
      <style:text-properties officeooo:rsid="0006c738"/>
    </style:style>
    <style:style style:name="T2" style:family="text">
      <style:text-properties officeooo:rsid="000fd67a"/>
    </style:style>
    <style:style style:name="T3" style:family="text">
      <style:text-properties officeooo:rsid="0012393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Nauhahiomakone 150x2400</text:span><text:line-break/><text:span text:style-name="T1">Käyttö vain koulutetuille jäsenille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3" text:outline-level="1">Turvallisuus / <text:span text:style-name="T2">Safety</text:span></text:h>
            <text:list xml:id="list1788409232" text:style-name="L1">
              <text:list-item>
                <text:p text:style-name="P5">Pyydä koulutus ennen käyttöä - Ask for instructions before use </text:p>
              </text:list-item>
              <text:list-item>
                <text:p text:style-name="P7">Vain puun hiomiseen – Only for sanding wood</text:p>
              </text:list-item>
              <text:list-item>
                <text:p text:style-name="P5">Liikkuvaan nauhaan koskeminen syö nopeasti ihon pois - Touching the moving belt will remove your fingerprints instantly </text:p>
              </text:list-item>
              <text:list-item>
                <text:p text:style-name="P5">Käytä kuulonsuojaimia ja suojalaseja - Use hearing protection and safety glasses </text:p>
              </text:list-item>
              <text:list-item>
                <text:p text:style-name="P5">Hengityssuojaimen käyttö on suositeltavaa - Use of dust mask is strongly recommended </text:p>
              </text:list-item>
              <text:list-item>
                <text:p text:style-name="P5">Ennen eksoottisien puulajejen työstöä varmasta ettei syntyvä pöly ole myrkyllistä - Before sanding exotic hardwoods make sure they aren't poisonous </text:p>
                <text:p text:style-name="P6"/>
                <text:p text:style-name="P8"/>
              </text:list-item>
            </text:list>
          </table:table-cell>
          <table:table-cell table:style-name="Table1.A1" office:value-type="string">
            <text:h text:style-name="P4" text:outline-level="1">Ennen käyttöä / Before use</text:h>
            <text:list xml:id="list2398506472" text:style-name="L2">
              <text:list-item>
                <text:p text:style-name="P9">Varmista että hiomakoneen pöytä ja nauhan kallistus ovat halutussa asennossa ja kiristettyinä - Make sure that the belt tilting mechanism is tightened </text:p>
              </text:list-item>
              <text:list-item>
                <text:p text:style-name="P9">Tuo ilmanpuhdistin läheelle hiomakonetta ja käynnistä puhdistin - Move the air cleaner nearby and turn it on </text:p>
              </text:list-item>
              <text:list-item>
                <text:p text:style-name="P9">Käynnistä puruimuri - Turn the dust collector on </text:p>
              </text:list-item>
              <text:list-item>
                <text:p text:style-name="P9">Käynnistä hiomakone - Turn the sander on </text:p>
              </text:list-item>
              <text:list-item>
                <text:p text:style-name="P9">Varmista että nauha kulkee keskellä hiontavastetta - Make sure that the belt is tracking properly </text:p>
              </text:list-item>
            </text:list>
            <text:h text:style-name="P3" text:outline-level="1">Käytön jälkeen / After use</text:h>
            <text:list xml:id="list4230217995" text:style-name="L3">
              <text:list-item>
                <text:p text:style-name="P10">Puhdista hiomakone ja sen ympäristö pölystä - Clean the sander and its surroundings from dust </text:p>
              </text:list-item>
              <text:list-item>
                <text:p text:style-name="P10">Varmista että hiomakoneen päälle jää vain ohjelappu - Make sure that only the instruction sheet is on top of the sander 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fo:font-size="12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0T18:11:36.107137000</meta:creation-date>
    <meta:print-date>2019-05-13T17:13:50.016502000</meta:print-date>
    <dc:date>2019-05-13T17:13:58.656158000</dc:date>
    <meta:editing-duration>PT2H15M51S</meta:editing-duration>
    <meta:editing-cycles>8</meta:editing-cycles>
    <meta:generator>LibreOffice/5.4.2.2$MacOSX_X86_64 LibreOffice_project/22b09f6418e8c2d508a9eaf86b2399209b0990f4</meta:generator>
    <meta:document-statistic meta:table-count="1" meta:image-count="0" meta:object-count="0" meta:page-count="1" meta:paragraph-count="19" meta:word-count="216" meta:character-count="1354" meta:non-whitespace-character-count="1157"/>
  </office:meta>
</office:document-meta>
</file>